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Heading_20_1">
      <style:text-properties style:use-window-font-color="true" loext:opacity="0%" fo:language="es" fo:country="ES" fo:font-weight="normal" officeooo:rsid="0006bf37" officeooo:paragraph-rsid="0006bf37" style:font-weight-asian="normal" style:font-weight-complex="normal"/>
    </style:style>
    <style:style style:name="P4" style:family="paragraph" style:parent-style-name="Heading_20_1">
      <style:text-properties fo:color="#c9211e" loext:opacity="100%" fo:language="es" fo:country="ES" officeooo:paragraph-rsid="000541a3"/>
    </style:style>
    <style:style style:name="P5" style:family="paragraph" style:parent-style-name="Text_20_body">
      <style:text-properties fo:color="#c9211e" loext:opacity="100%" fo:language="es" fo:country="ES" officeooo:paragraph-rsid="000541a3"/>
    </style:style>
    <style:style style:name="P6" style:family="paragraph" style:parent-style-name="Text_20_body">
      <style:text-properties fo:color="#c9211e" loext:opacity="100%" fo:language="es" fo:country="ES" officeooo:rsid="0090fcea" officeooo:paragraph-rsid="000541a3" fo:background-color="#ffff00"/>
    </style:style>
    <style:style style:name="P7" style:family="paragraph" style:parent-style-name="Text_20_body">
      <style:text-properties fo:color="#c9211e" loext:opacity="100%" fo:language="es" fo:country="ES" style:text-underline-style="none" officeooo:rsid="0090fcea" officeooo:paragraph-rsid="000541a3" fo:background-color="transparent"/>
    </style:style>
    <style:style style:name="P8" style:family="paragraph" style:parent-style-name="Text_20_body">
      <style:text-properties fo:color="#c9211e" loext:opacity="100%" fo:language="es" fo:country="ES" style:text-underline-style="none" officeooo:rsid="00994886" officeooo:paragraph-rsid="000541a3" fo:background-color="transparent"/>
    </style:style>
    <style:style style:name="P9" style:family="paragraph" style:parent-style-name="Text_20_body">
      <style:text-properties fo:color="#c9211e" loext:opacity="100%" fo:language="es" fo:country="ES" style:text-underline-style="none" officeooo:rsid="009e603b" officeooo:paragraph-rsid="000541a3" fo:background-color="#ffff00"/>
    </style:style>
    <style:style style:name="P10" style:family="paragraph" style:parent-style-name="Text_20_body">
      <style:text-properties officeooo:rsid="00074cde" officeooo:paragraph-rsid="000c38a6"/>
    </style:style>
    <style:style style:name="P11" style:family="paragraph" style:parent-style-name="Text_20_body">
      <style:text-properties officeooo:rsid="00074cde" officeooo:paragraph-rsid="00136c30"/>
    </style:style>
    <style:style style:name="P12" style:family="paragraph" style:parent-style-name="Text_20_body">
      <style:text-properties style:text-underline-style="solid" style:text-underline-width="auto" style:text-underline-color="font-color" officeooo:rsid="00074cde" officeooo:paragraph-rsid="00074cde"/>
    </style:style>
    <style:style style:name="P13" style:family="paragraph" style:parent-style-name="Text_20_body">
      <style:text-properties officeooo:rsid="000cca4f" officeooo:paragraph-rsid="000cca4f"/>
    </style:style>
    <style:style style:name="P14" style:family="paragraph" style:parent-style-name="Text_20_body">
      <style:text-properties officeooo:rsid="000ee9d6" officeooo:paragraph-rsid="000ee9d6"/>
    </style:style>
    <style:style style:name="P15" style:family="paragraph" style:parent-style-name="Text_20_body">
      <style:text-properties officeooo:rsid="001136ab" officeooo:paragraph-rsid="001136ab"/>
    </style:style>
    <style:style style:name="T1" style:family="text">
      <style:text-properties officeooo:rsid="008c63b7"/>
    </style:style>
    <style:style style:name="T2" style:family="text">
      <style:text-properties officeooo:rsid="008e4820"/>
    </style:style>
    <style:style style:name="T3" style:family="text">
      <style:text-properties officeooo:rsid="008d1f3f"/>
    </style:style>
    <style:style style:name="T4" style:family="text">
      <style:text-properties officeooo:rsid="008ed2ac"/>
    </style:style>
    <style:style style:name="T5" style:family="text">
      <style:text-properties officeooo:rsid="008fa01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8a6576"/>
    </style:style>
    <style:style style:name="T8" style:family="text">
      <style:text-properties style:text-underline-style="none" officeooo:rsid="00945897"/>
    </style:style>
    <style:style style:name="T9" style:family="text">
      <style:text-properties officeooo:rsid="009cb96e"/>
    </style:style>
    <style:style style:name="T10" style:family="text">
      <style:text-properties style:use-window-font-color="true" loext:opacity="0%" fo:language="es" fo:country="ES" fo:font-weight="normal" style:font-weight-asian="normal" style:font-weight-complex="normal"/>
    </style:style>
    <style:style style:name="T11" style:family="text">
      <style:text-properties style:use-window-font-color="true" loext:opacity="0%" fo:language="es" fo:country="ES" fo:font-weight="normal" officeooo:rsid="000a0a4d" style:font-weight-asian="normal" style:font-weight-complex="normal"/>
    </style:style>
    <style:style style:name="T12" style:family="text">
      <style:text-properties style:use-window-font-color="true" loext:opacity="0%" fo:language="es" fo:country="ES" fo:font-weight="normal" officeooo:rsid="000b09d7" style:font-weight-asian="normal" style:font-weight-complex="normal"/>
    </style:style>
    <style:style style:name="T13" style:family="text">
      <style:text-properties style:use-window-font-color="true" loext:opacity="0%" fo:language="es" fo:country="ES" fo:font-weight="normal" officeooo:rsid="000c38a6" style:font-weight-asian="normal" style:font-weight-complex="normal"/>
    </style:style>
    <style:style style:name="T14" style:family="text">
      <style:text-properties style:use-window-font-color="true" loext:opacity="0%" fo:language="es" fo:country="ES" fo:font-weight="normal" officeooo:rsid="000fc63f" style:font-weight-asian="normal" style:font-weight-complex="normal"/>
    </style:style>
    <style:style style:name="T15" style:family="text">
      <style:text-properties style:use-window-font-color="true" loext:opacity="0%" fo:language="es" fo:country="ES" fo:font-weight="normal" officeooo:rsid="0011e970" style:font-weight-asian="normal" style:font-weight-complex="normal"/>
    </style:style>
    <style:style style:name="T16" style:family="text">
      <style:text-properties style:use-window-font-color="true" loext:opacity="0%" fo:language="es" fo:country="ES" fo:font-weight="normal" officeooo:rsid="001298a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: Clases y objetos</text:p>
      <text:p text:style-name="P1"/>
      <text:h text:style-name="P3" text:outline-level="1">Objetos</text:h>
      <text:p text:style-name="P11"><text:span text:style-name="T10">Diferentes formas de crear objetos. </text:span></text:p>
      <text:p text:style-name="P11"><text:span text:style-name="T10">Agregar más propiedades. </text:span></text:p>
      <text:p text:style-name="P11"><text:span text:style-name="T11">Modificar propiedades. </text:span></text:p>
      <text:p text:style-name="P11"><text:span text:style-name="T12">Tipos de propiedades </text:span><text:span text:style-name="T16">(números, strings, etc.)</text:span><text:span text:style-name="T12">. </text:span></text:p>
      <text:p text:style-name="P11"><text:span text:style-name="T10">Cómo acceder a sus propiedades. </text:span></text:p>
      <text:p text:style-name="P11"><text:span text:style-name="T10">Eliminar propiedades. </text:span></text:p>
      <text:p text:style-name="P10"><text:span text:style-name="T13">Crear un objeto con una función: diferentes formas de agregar el value cuando coincide key-value.</text:span></text:p>
      <text:p text:style-name="P13"><text:span text:style-name="T13">N</text:span><text:span text:style-name="T10">ombres no están restringidos en propiedades.</text:span></text:p>
      <text:p text:style-name="P14"><text:span text:style-name="T10">Comprobar si existe una key en el objeto </text:span><text:span text:style-name="T14">con in o undefined.</text:span></text:p>
      <text:p text:style-name="P15"><text:span text:style-name="T14">B</text:span><text:span text:style-name="T10">ucle forin. </text:span><text:span text:style-name="T15">Orden en el que recorre. </text:span></text:p>
      <text:p text:style-name="P12"><text:span text:style-name="T13"/></text:p>
      <text:h text:style-name="P4" text:outline-level="1"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Objetos en JS</text:h>
      <text:p text:style-name="P5"><text:span text:style-name="T1">Crear un objeto (ej.: </text:span><text:span text:style-name="T2">ventilador</text:span><text:span text:style-name="T1">) con sus propiedades. Explicar la sencillez al meterlo como parámetro en una función Vs meter variables. </text:span><text:span text:style-name="T3">Anotación por puntos y corchetes. </text:span><text:span text:style-name="T4">Objetos dentro de objetos. </text:span><text:span text:style-name="T5">Modificar los valores del objeto y agregar propiedades.</text:span></text:p>
      <text:p text:style-name="P6"><text:span text:style-name="T7">E</text:span><text:span text:style-name="T6">jercicio: Crear objetos con propiedades y objetos dentro de objetos, llamarlos, modificar propiedades, agregar propiedades. </text:span><text:span text:style-name="T8">(30’)</text:span></text:p>
      <text:p text:style-name="P7"/>
      <text:h text:style-name="P4" text:outline-level="1">Array de objetos</text:h>
      <text:p text:style-name="P8">Crear un array “frutero” con diferentes frutas y cada fruta tiene elementos e incluso un array “origen”. <text:span text:style-name="T9">Agregar un nuevo objeto al array con push. </text:span></text:p>
      <text:p text:style-name="P9">Ejercicio: Crear un array de objetos, acceder a sus propiedades y utilizar métodos de arrays como por ejemplo push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7T12:12:47.400000000</dc:date>
    <meta:editing-duration>PT2H20M14S</meta:editing-duration>
    <meta:editing-cycles>16</meta:editing-cycles>
    <meta:document-statistic meta:table-count="0" meta:image-count="0" meta:object-count="0" meta:page-count="2" meta:paragraph-count="18" meta:word-count="172" meta:character-count="1137" meta:non-whitespace-character-count="974"/>
  </office:meta>
</office:document-meta>
</file>